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6cm" draw:marker-end-width="0.35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Dashed_20__28_var_29_" svg:stroke-width="0.051cm" draw:marker-start="" draw:marker-start-width="0.203cm" draw:marker-end="" draw:marker-end-width="0.203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7.97cm" svg:height="9.75cm" draw:transform="rotate (-0.161792021659875) translate (0.583cm 2.213cm)" svg:viewBox="0 0 7971 9751" svg:d="M0 0c12611 1 6481 9751 6481 9751">
          <text:p/>
        </draw:path>
        <draw:path draw:style-name="gr2" draw:text-style-name="P1" draw:layer="layout" svg:width="5.081cm" svg:height="3.936cm" svg:x="6.271cm" svg:y="4.499cm" svg:viewBox="0 0 5082 3937" svg:d="M0 0c5334 0 5080 3937 5080 3937">
          <text:p/>
        </draw:path>
        <draw:path draw:style-name="gr2" draw:text-style-name="P1" draw:layer="layout" svg:width="5.081cm" svg:height="3.936cm" draw:transform="rotate (-3.14159265358979) translate (11.3559206049149cm 4.499cm)" svg:viewBox="0 0 5082 3937" svg:d="M5082 0c-5334 0-5080 3937-5080 3937">
          <text:p/>
        </draw:path>
        <draw:line draw:style-name="gr3" draw:text-style-name="P1" draw:layer="layout" svg:x1="3.718cm" svg:y1="1.965cm" svg:x2="10.322cm" svg:y2="8.315cm">
          <text:p/>
        </draw:line>
        <draw:line draw:style-name="gr3" draw:text-style-name="P1" draw:layer="layout" svg:x1="1.524cm" svg:y1="4.423cm" svg:x2="10.146cm" svg:y2="4.5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Robinett</meta:initial-creator>
    <meta:creation-date>2018-07-23T12:54:36.271758718</meta:creation-date>
    <dc:date>2019-01-17T15:55:07.362256528</dc:date>
    <meta:editing-duration>PT21M57S</meta:editing-duration>
    <meta:editing-cycles>5</meta:editing-cycles>
    <meta:generator>LibreOffice/4.2.8.2$Linux_X86_64 LibreOffice_project/420m0$Build-2</meta:generator>
    <meta:document-statistic meta:object-count="5"/>
  </office:meta>
</office:document-meta>
</file>